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470" officeooo:paragraph-rsid="000324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maze.cpp</text:p>
      <text:p text:style-name="P1">// Based on Case Study: Escaping from a Maze</text:p>
      <text:p text:style-name="P1">// Dale, et al., C++ Plus Data Structures, 6/e, p. 481-494</text:p>
      <text:p text:style-name="P1"/>
      <text:p text:style-name="P1">#include &lt;fstream&gt;</text:p>
      <text:p text:style-name="P1">#include &lt;iostream&gt;</text:p>
      <text:p text:style-name="P1">#include &lt;cstdlib&gt;</text:p>
      <text:p text:style-name="P1">#include &lt;unistd.h&gt; <text:s/>// usleep, system (Unix Standard Library)</text:p>
      <text:p text:style-name="P1"/>
      <text:p text:style-name="P1">const int MAZE_SIZE = 5;</text:p>
      <text:p text:style-name="P1"/>
      <text:p text:style-name="P1">// Function to create a maze grid</text:p>
      <text:p text:style-name="P1">void CreateMaze (std::ifstream&amp; inFile, <text:s text:c="10"/>// REC'D/P'BACK: input file</text:p>
      <text:p text:style-name="P1"><text:tab/><text:tab/> char maze[MAZE_SIZE][MAZE_SIZE], // P'BACK: filled maze grid</text:p>
      <text:p text:style-name="P1"><text:s text:c="17"/>int &amp;maxRows, int &amp;maxCols); <text:s text:c="4"/>// P'BACK: # rows/cols filled</text:p>
      <text:p text:style-name="P1"/>
      <text:p text:style-name="P1">// Function to print a maze grid</text:p>
      <text:p text:style-name="P1">void PrintMaze(const char maze[MAZE_SIZE][MAZE_SIZE], // REC'D: grid to print</text:p>
      <text:p text:style-name="P1"><text:tab/> <text:s text:c="6"/>int maxRows, int maxCols); <text:s text:c="12"/>// REC'D: # rows/cols</text:p>
      <text:p text:style-name="P1"/>
      <text:p text:style-name="P1">// Function to try to find path to exit staring at [row][col]</text:p>
      <text:p text:style-name="P1">bool TryToEscape (char maze[MAZE_SIZE][MAZE_SIZE], // REC'D/P'BACK: maze grid</text:p>
      <text:p text:style-name="P1"><text:tab/><text:tab/> <text:s/>int row, int col, <text:s text:c="15"/>// REC'D: start location</text:p>
      <text:p text:style-name="P1"><text:tab/><text:tab/> <text:s/>int maxRows, int maxCols);</text:p>
      <text:p text:style-name="P1"/>
      <text:p text:style-name="P1">// Recursive helper function that tries to find path in each direction</text:p>
      <text:p text:style-name="P1"/>
      <text:p text:style-name="P1">void Try(char maze[MAZE_SIZE][MAZE_SIZE], <text:s/>// REC'D/P'BACK: maze grid</text:p>
      <text:p text:style-name="P1"><text:tab/> int row, int col, <text:s text:c="16"/>// REC'D: start location</text:p>
      <text:p text:style-name="P1"><text:tab/> bool&amp; free, <text:s text:c="22"/>// P'BACK: result status</text:p>
      <text:p text:style-name="P1"><text:tab/> int maxRows, int maxCols);</text:p>
      <text:p text:style-name="P1"/>
      <text:p text:style-name="P1">int main(int argc, char *argv[])</text:p>
      <text:p text:style-name="P1">{</text:p>
      <text:p text:style-name="P1"><text:s text:c="3"/>using namespace std;</text:p>
      <text:p text:style-name="P1"/>
      <text:p text:style-name="P1"><text:s text:c="3"/>if (argc != 2)</text:p>
      <text:p text:style-name="P1"><text:s text:c="3"/>{</text:p>
      <text:p text:style-name="P1"><text:s text:c="6"/>cout &lt;&lt; "Usage: " &lt;&lt; argv[0] &lt;&lt; " mazefile" &lt;&lt; endl;</text:p>
      <text:p text:style-name="P1"><text:s text:c="6"/>exit(1);</text:p>
      <text:p text:style-name="P1"><text:s text:c="3"/>}</text:p>
      <text:p text:style-name="P1"><text:s text:c="3"/></text:p>
      <text:p text:style-name="P1"><text:s text:c="3"/>ifstream inFile (argv[1]);</text:p>
      <text:p text:style-name="P1"><text:s text:c="3"/>if (!inFile)</text:p>
      <text:p text:style-name="P1"><text:s text:c="3"/>{</text:p>
      <text:p text:style-name="P1"><text:s text:c="6"/>cout &lt;&lt; "Error: unable to open mazefile" &lt;&lt; endl;</text:p>
      <text:p text:style-name="P1"><text:s text:c="6"/>exit(1);</text:p>
      <text:p text:style-name="P1"><text:s text:c="3"/>}</text:p>
      <text:p text:style-name="P1"><text:s text:c="3"/></text:p>
      <text:p text:style-name="P1"><text:soft-page-break/><text:s text:c="3"/>char maze[MAZE_SIZE][MAZE_SIZE]; <text:s/>// maze grid</text:p>
      <text:p text:style-name="P1"><text:s text:c="3"/>int maxRows;<text:tab/><text:tab/> <text:s text:c="12"/>// number of rows filled</text:p>
      <text:p text:style-name="P1"><text:s text:c="3"/>int maxCols;<text:tab/><text:tab/> <text:s text:c="12"/>// number of columns filled</text:p>
      <text:p text:style-name="P1"><text:s text:c="3"/>CreateMaze (inFile, maze, maxRows, maxCols);</text:p>
      <text:p text:style-name="P1"><text:s text:c="3"/>PrintMaze (maze, maxRows, maxCols);</text:p>
      <text:p text:style-name="P1"><text:s text:c="3"/></text:p>
      <text:p text:style-name="P1"><text:s text:c="3"/>int row, col; <text:s text:c="6"/>// starting position indexes</text:p>
      <text:p text:style-name="P1"><text:s text:c="3"/>bool free = false; <text:s/>// true if escaped the maze, false otherwise</text:p>
      <text:p text:style-name="P1"/>
      <text:p text:style-name="P1"><text:s text:c="3"/>// Ask user for starting location</text:p>
      <text:p text:style-name="P1"><text:s text:c="3"/>cout &lt;&lt; "\nEnter row (1-" &lt;&lt; maxRows &lt;&lt; ") and col (1-" &lt;&lt; maxCols</text:p>
      <text:p text:style-name="P1"><text:tab/>&lt;&lt; ") of starting position: ";</text:p>
      <text:p text:style-name="P1"><text:s text:c="3"/>cin &gt;&gt; row &gt;&gt; col;</text:p>
      <text:p text:style-name="P1"><text:s text:c="3"/></text:p>
      <text:p text:style-name="P1"><text:s text:c="3"/>// Try to find a path to exit from [row][col]</text:p>
      <text:p text:style-name="P1"><text:s text:c="3"/>// Note: don't need to pass maxRows and maxCols, since the grid</text:p>
      <text:p text:style-name="P1"><text:s text:c="3"/>// border prevents going off the grid, assume row, col are valid indexes</text:p>
      <text:p text:style-name="P1"><text:s text:c="3"/>if (TryToEscape(maze, row, col, maxRows, maxCols))</text:p>
      <text:p text:style-name="P1"><text:s text:c="6"/>cout &lt;&lt; "\nFree" &lt;&lt; endl;</text:p>
      <text:p text:style-name="P1"><text:s text:c="3"/>else</text:p>
      <text:p text:style-name="P1"><text:s text:c="6"/>cout &lt;&lt; "\nTrapped" &lt;&lt; endl;</text:p>
      <text:p text:style-name="P1"/>
      <text:p text:style-name="P1"><text:s text:c="3"/>maze[row][col] = 'S'; <text:s/>// mark the starting location for printing</text:p>
      <text:p text:style-name="P1"><text:s text:c="3"/>PrintMaze(maze, maxRows, maxCols);</text:p>
      <text:p text:style-name="P1"/>
      <text:p text:style-name="P1"><text:s text:c="3"/>return 0;</text:p>
      <text:p text:style-name="P1">}</text:p>
      <text:p text:style-name="P1"/>
      <text:p text:style-name="P1">void CreateMaze (std::ifstream&amp; inFile, char maze[MAZE_SIZE][MAZE_SIZE],</text:p>
      <text:p text:style-name="P1"><text:s text:c="17"/>int &amp;maxRows, int &amp;maxCols)</text:p>
      <text:p text:style-name="P1">{</text:p>
      <text:p text:style-name="P1"><text:s text:c="3"/>using namespace std;</text:p>
      <text:p text:style-name="P1"><text:s text:c="3"/>int rowIndex, colIndex;</text:p>
      <text:p text:style-name="P1"><text:s text:c="3"/>inFile &gt;&gt; maxRows &gt;&gt; maxCols;</text:p>
      <text:p text:style-name="P1"/>
      <text:p text:style-name="P1"><text:s text:c="3"/>string row;</text:p>
      <text:p text:style-name="P1"><text:s text:c="3"/>// Read each row from the file</text:p>
      <text:p text:style-name="P1"><text:s text:c="3"/>for (rowIndex = 1; rowIndex &lt;= maxRows; rowIndex++)</text:p>
      <text:p text:style-name="P1"><text:s text:c="3"/>{</text:p>
      <text:p text:style-name="P1"><text:s text:c="6"/>inFile &gt;&gt; row;</text:p>
      <text:p text:style-name="P1"><text:s text:c="6"/>// Set left border character</text:p>
      <text:p text:style-name="P1"><text:s text:c="6"/>maze[rowIndex][0] = '+';</text:p>
      <text:p text:style-name="P1"><text:s text:c="6"/>// Copy row to maze grid</text:p>
      <text:p text:style-name="P1"><text:s text:c="6"/>for (colIndex = 1; colIndex &lt;= maxCols; colIndex++)</text:p>
      <text:p text:style-name="P1"><text:tab/> maze[rowIndex][colIndex] = row[colIndex-1];</text:p>
      <text:p text:style-name="P1"><text:s text:c="6"/>// Set right border character</text:p>
      <text:p text:style-name="P1"><text:s text:c="6"/>maze[rowIndex][maxCols+1] = '+';</text:p>
      <text:p text:style-name="P1"><text:s text:c="3"/>}</text:p>
      <text:p text:style-name="P1"/>
      <text:p text:style-name="P1"><text:soft-page-break/><text:s text:c="3"/>// Set top and bottom border characters</text:p>
      <text:p text:style-name="P1"><text:s text:c="3"/>for (colIndex = 0; colIndex &lt;= maxCols+1; colIndex++)</text:p>
      <text:p text:style-name="P1"><text:s text:c="3"/>{</text:p>
      <text:p text:style-name="P1"><text:s text:c="6"/>maze[0][colIndex] = '+';</text:p>
      <text:p text:style-name="P1"><text:s text:c="6"/>maze[maxRows+1][colIndex] = '+';</text:p>
      <text:p text:style-name="P1"><text:s text:c="3"/>}</text:p>
      <text:p text:style-name="P1">}</text:p>
      <text:p text:style-name="P1"/>
      <text:p text:style-name="P1">void PrintMaze(const char maze[MAZE_SIZE][MAZE_SIZE], int maxRows, int maxCols)</text:p>
      <text:p text:style-name="P1">{</text:p>
      <text:p text:style-name="P1"><text:s text:c="3"/>using namespace std;</text:p>
      <text:p text:style-name="P1"><text:s text:c="3"/>int rowIndex, colIndex;</text:p>
      <text:p text:style-name="P1"><text:s text:c="2"/></text:p>
      <text:p text:style-name="P1"><text:s text:c="3"/>cout &lt;&lt; "\nMaze" &lt;&lt; endl;</text:p>
      <text:p text:style-name="P1"><text:s text:c="3"/>// For each row</text:p>
      <text:p text:style-name="P1"><text:s text:c="3"/>for (rowIndex = 1; rowIndex &lt;= maxRows; rowIndex++)</text:p>
      <text:p text:style-name="P1"><text:s text:c="3"/>{</text:p>
      <text:p text:style-name="P1"><text:s text:c="6"/>// Print each character in a row</text:p>
      <text:p text:style-name="P1"><text:s text:c="6"/>for (colIndex = 1; colIndex &lt;= maxCols; colIndex++)</text:p>
      <text:p text:style-name="P1"><text:tab/> cout &lt;&lt; " " &lt;&lt; maze[rowIndex][colIndex];</text:p>
      <text:p text:style-name="P1"><text:s text:c="6"/>cout &lt;&lt; endl;</text:p>
      <text:p text:style-name="P1"><text:s text:c="3"/>}</text:p>
      <text:p text:style-name="P1">}</text:p>
      <text:p text:style-name="P1"/>
      <text:p text:style-name="P1">bool TryToEscape (char maze[MAZE_SIZE][MAZE_SIZE], int row, int col,</text:p>
      <text:p text:style-name="P1"><text:tab/><text:tab/> <text:s/>int maxRows, int maxCols)</text:p>
      <text:p text:style-name="P1">{</text:p>
      <text:p text:style-name="P1"><text:s text:c="3"/>bool free = false; <text:s/>// initialize for first call</text:p>
      <text:p text:style-name="P1"><text:s text:c="3"/>// call recursive helper function</text:p>
      <text:p text:style-name="P1"><text:s text:c="3"/>Try (maze, row, col, free, maxRows, maxCols); <text:s/></text:p>
      <text:p text:style-name="P1"><text:s text:c="3"/>return free;</text:p>
      <text:p text:style-name="P1">}</text:p>
      <text:p text:style-name="P1"/>
      <text:p text:style-name="P1">// Helper recursive function to try to find path to exit from [row][col]</text:p>
      <text:p text:style-name="P1"/>
      <text:p text:style-name="P1">void Try(char maze[MAZE_SIZE][MAZE_SIZE], int row, int col, bool&amp; free,</text:p>
      <text:p text:style-name="P1"><text:tab/> int maxRows, int maxCols) <text:s text:c="2"/>// Passed back : status of path, true if found exit</text:p>
      <text:p text:style-name="P1">{</text:p>
      <text:p text:style-name="P1"><text:s text:c="3"/>system ("clear"); // only works in Unix</text:p>
      <text:p text:style-name="P1"><text:s text:c="3"/>PrintMaze(maze, maxRows, maxCols);</text:p>
      <text:p text:style-name="P1"><text:s text:c="3"/>usleep(1000000); <text:s/>// .1 sec, only works in Unix</text:p>
      <text:p text:style-name="P1"/>
      <text:p text:style-name="P1"><text:s text:c="3"/>// Base case: <text:s/>path is blocked, just return</text:p>
      <text:p text:style-name="P1"><text:s text:c="3"/>if ((maze[row][col] != '*') &amp;&amp; (maze[row][col] != '+'))</text:p>
      <text:p text:style-name="P1"><text:s text:c="3"/>{</text:p>
      <text:p text:style-name="P1"><text:s text:c="6"/>// Base case: found the exit, set free to true</text:p>
      <text:p text:style-name="P1"><text:s text:c="6"/>if (maze[row][col] == 'E')</text:p>
      <text:p text:style-name="P1"><text:tab/> free = true;</text:p>
      <text:p text:style-name="P1"><text:s text:c="6"/>else</text:p>
      <text:p text:style-name="P1"><text:soft-page-break/><text:s text:c="6"/>{</text:p>
      <text:p text:style-name="P1"><text:tab/> // General case: mark this pace and possibiy try each direction</text:p>
      <text:p text:style-name="P1"><text:tab/> // Mark this place</text:p>
      <text:p text:style-name="P1"><text:tab/> maze[row][col] = '*';</text:p>
      <text:p text:style-name="P1"/>
      <text:p text:style-name="P1"><text:tab/> // Smaller caller: change row/col index by one</text:p>
      <text:p text:style-name="P1"><text:tab/> // Try down</text:p>
      <text:p text:style-name="P1"><text:tab/> Try (maze, row+1, col, free, maxRows, maxCols);</text:p>
      <text:p text:style-name="P1"><text:tab/> if (!free) <text:s/>// still looking</text:p>
      <text:p text:style-name="P1"><text:tab/> <text:s text:c="3"/>// Try up</text:p>
      <text:p text:style-name="P1"><text:tab/> <text:s text:c="3"/>Try (maze, row-1, col, free, maxRows, maxCols);</text:p>
      <text:p text:style-name="P1"><text:tab/> if (!free) <text:s/>// still looking</text:p>
      <text:p text:style-name="P1"><text:tab/> <text:s text:c="3"/>// Try right</text:p>
      <text:p text:style-name="P1"><text:tab/> <text:s text:c="3"/>Try (maze, row, col+1, free, maxRows, maxCols);</text:p>
      <text:p text:style-name="P1"><text:tab/> if (!free) // still looking</text:p>
      <text:p text:style-name="P1"><text:tab/> <text:s text:c="3"/>// Try left</text:p>
      <text:p text:style-name="P1"><text:tab/> <text:s text:c="3"/>Try (maze, row,col-1, free, maxRows, maxCols);</text:p>
      <text:p text:style-name="P1"><text:tab/> // Tried all directions, but not part of path to exit, so unmark</text:p>
      <text:p text:style-name="P1"><text:tab/> if (!free) </text:p>
      <text:p text:style-name="P1"><text:tab/> <text:s text:c="3"/>maze[row][col] = 'O';</text:p>
      <text:p text:style-name="P1"/>
      <text:p text:style-name="P1"><text:tab/> //if (maze[row][col] == 'E')</text:p>
      <text:p text:style-name="P1"><text:tab/> // free = true;</text:p>
      <text:p text:style-name="P1"><text:tab/> // else if (maze[row][col] == 'O')</text:p>
      <text:p text:style-name="P1"><text:tab/> //{</text:p>
      <text:p text:style-name="P1"><text:tab/> // <text:s text:c="2"/>mark the cell as visited</text:p>
      <text:p text:style-name="P1"><text:tab/> // <text:s text:c="2"/>maze[row][col] = '*';</text:p>
      <text:p text:style-name="P1"><text:tab/> // try to go each direction</text:p>
      <text:p text:style-name="P1"><text:tab/> // try going up</text:p>
      <text:p text:style-name="P1"><text:tab/> // Try (maze, row-1, col, free);</text:p>
      <text:p text:style-name="P1"><text:tab/> // try going left</text:p>
      <text:p text:style-name="P1"><text:tab/> // if (!free) // path not found</text:p>
      <text:p text:style-name="P1"><text:tab/> // Try (maze, row, col-1, free);</text:p>
      <text:p text:style-name="P1"><text:tab/> //try going down</text:p>
      <text:p text:style-name="P1"><text:tab/> //if (!free) // path not found</text:p>
      <text:p text:style-name="P1"><text:tab/> // Try (maze, row+1, col, free);</text:p>
      <text:p text:style-name="P1"><text:tab/> // try going right</text:p>
      <text:p text:style-name="P1"><text:tab/> // if (!free)</text:p>
      <text:p text:style-name="P1"><text:tab/> // Try (maze, row, col+1, free);</text:p>
      <text:p text:style-name="P1"><text:tab/> //} // if neither then its a wall or visited cell, so just return</text:p>
      <text:p text:style-name="P1"><text:s text:c="6"/>}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25:30.231863530</meta:creation-date>
    <dc:date>2017-02-12T20:25:59.010807065</dc:date>
    <meta:editing-duration>PT29S</meta:editing-duration>
    <meta:editing-cycles>1</meta:editing-cycles>
    <meta:document-statistic meta:table-count="0" meta:image-count="0" meta:object-count="0" meta:page-count="4" meta:paragraph-count="168" meta:word-count="846" meta:character-count="5597" meta:non-whitespace-character-count="4295"/>
    <meta:generator>LibreOffice/5.1.4.2$Linux_X86_64 LibreOffice_project/10m0$Build-2</meta:generator>
  </office:meta>
</office:document-meta>
</file>